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alom,</text:p>
      <text:p text:style-name="Standard"/>
      <text:p text:style-name="Standard">1. Create a class String that is able to throw an exception from the Ctor:</text:p>
      <text:p text:style-name="Standard">     <text:span text:style-name="T1">String(const char *s, int do) </text:span></text:p>
      <text:p text:style-name="Standard">     <text:span text:style-name="T1">{    if (!do) throw std::bad_alloc;</text:span></text:p>
      <text:p text:style-name="Standard">          <text:span text:style-name="T1">m_s = ......(s);</text:span></text:p>
      <text:p text:style-name="Standard">     <text:span text:style-name="T1">}</text:span></text:p>
      <text:p text:style-name="Standard">     Make sure the Dtor informs what String has been destroyed.</text:p>
      <text:p text:style-name="Standard"/>
      <text:p text:style-name="Standard">2. Create a class DString, that contains two pointers to String.</text:p>
      <text:p text:style-name="Standard">     Let the Ctor decides if/when the 2nd String fails to construct.</text:p>
      <text:p text:style-name="Standard">  <text:span text:style-name="T1">DString(const String&amp; s1, const String&amp; s2, int do)</text:span></text:p>
      <text:p text:style-name="Standard"> <text:span text:style-name="T1">: m_s1(new String(s1, 1)), m_s2(new String(s2, do)</text:span></text:p>
      <text:p text:style-name="Standard"> <text:span text:style-name="T1">{ if (do &gt; 2) throw std::exception;</text:span></text:p>
      <text:p text:style-name="Standard"> <text:span text:style-name="T1">}</text:span></text:p>
      <text:p text:style-name="P1"/>
      <text:p text:style-name="P1">3. Repeat 1 and 2 while using data-members that are smart-pointers rather than simple pointers.</text:p>
      <text:p text:style-name="P1">Note how using smart-pointers improves memory managemen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2:01:49.130278681</meta:creation-date>
    <dc:date>2019-05-02T12:02:18.177060455</dc:date>
    <meta:editing-duration>PT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07" meta:character-count="678" meta:non-whitespace-character-count="542"/>
  </office:meta>
</office:document-meta>
</file>